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6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73.82pt" svg:height="258.29pt" svg:x="221.16pt" svg:y="24.07pt">
            <draw:object draw:notify-on-update-of-ranges="Sheet1.A2:Sheet1.A19 Sheet1.B2:Sheet1.B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lamda</text:p>
          </table:table-cell>
          <table:table-cell office:value-type="string" calcext:value-type="string">
            <text:p>RMS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830993907385205" calcext:value-type="float">
            <text:p>0.830993907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817153497252652" calcext:value-type="float">
            <text:p>0.817153497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808571466532386" calcext:value-type="float">
            <text:p>0.8085714665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801833792262048" calcext:value-type="float">
            <text:p>0.8018337923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797885641256992" calcext:value-type="float">
            <text:p>0.7978856413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0.793775197944431" calcext:value-type="float">
            <text:p>0.7937751979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791415388519766" calcext:value-type="float">
            <text:p>0.7914153885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0.790436668339258" calcext:value-type="float">
            <text:p>0.790436668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790321358586532" calcext:value-type="float">
            <text:p>0.7903213586</text:p>
          </table:table-cell>
        </table:table-row>
        <table:table-row table:style-name="ro1">
          <table:table-cell office:value-type="float" office:value="0.055" calcext:value-type="float">
            <text:p>0.055</text:p>
          </table:table-cell>
          <table:table-cell office:value-type="float" office:value="0.790726553126512" calcext:value-type="float">
            <text:p>0.7907265531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791439802527535" calcext:value-type="float">
            <text:p>0.7914398025</text:p>
          </table:table-cell>
        </table:table-row>
        <table:table-row table:style-name="ro1">
          <table:table-cell office:value-type="float" office:value="0.065" calcext:value-type="float">
            <text:p>0.065</text:p>
          </table:table-cell>
          <table:table-cell office:value-type="float" office:value="0.793016616384408" calcext:value-type="float">
            <text:p>0.7930166164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795083270254898" calcext:value-type="float">
            <text:p>0.7950832703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797061792393941" calcext:value-type="float">
            <text:p>0.7970617924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800062457660324" calcext:value-type="float">
            <text:p>0.8000624577</text:p>
          </table:table-cell>
        </table:table-row>
        <table:table-row table:style-name="ro1">
          <table:table-cell office:value-type="float" office:value="0.085" calcext:value-type="float">
            <text:p>0.085</text:p>
          </table:table-cell>
          <table:table-cell office:value-type="float" office:value="0.802808516007562" calcext:value-type="float">
            <text:p>0.802808516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806290751083721" calcext:value-type="float">
            <text:p>0.8062907511</text:p>
          </table:table-cell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0.809587477728896" calcext:value-type="float">
            <text:p>0.80958747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 style:data-style-name="N2" text:time-value="19:43:15.1247304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7T20:46:31.651387947</meta:creation-date>
    <dc:date>2015-03-23T19:44:01.824758124</dc:date>
    <meta:editing-duration>PT20M54S</meta:editing-duration>
    <meta:editing-cycles>8</meta:editing-cycles>
    <meta:generator>LibreOffice/4.4.1.2$Linux_X86_64 LibreOffice_project/40m0$Build-2</meta:generator>
    <meta:document-statistic meta:table-count="1" meta:cell-count="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44cm" svg:height="9.113cm" xlink:href=".." xlink:type="simple" chart:class="chart:line" chart:style-name="ch1">
        <chart:title svg:x="9.763cm" svg:y="8.226cm" chart:style-name="ch2">
          <text:p>图二</text:p>
        </chart:title>
        <chart:plot-area chart:style-name="ch3" table:cell-range-address="Sheet1.A2:Sheet1.B19" chart:data-source-has-labels="column" svg:x="1.407cm" svg:y="0.421cm" svg:width="18.43cm" svg:height="7.954cm">
          <chartooo:coordinate-region svg:x="2.319cm" svg:y="0.62cm" svg:width="17.093cm" svg:height="7.108cm"/>
          <chart:axis chart:dimension="x" chart:name="primary-x" chart:style-name="ch4" chartooo:axis-type="auto">
            <chartooo:date-scale/>
            <chart:title svg:x="18.175cm" svg:y="8.28cm" chart:style-name="ch5">
              <text:p>lamda</text:p>
            </chart:title>
            <chart:categories table:cell-range-address="Sheet1.A2:Sheet1.A19"/>
            <chart:grid chart:style-name="ch6" chart:class="major"/>
          </chart:axis>
          <chart:axis chart:dimension="y" chart:name="primary-y" chart:style-name="ch4">
            <chart:title svg:x="0.393cm" svg:y="3.208cm" chart:style-name="ch7">
              <text:p>RMSE</text:p>
            </chart:title>
            <chart:grid chart:style-name="ch6" chart:class="major"/>
          </chart:axis>
          <chart:series chart:style-name="ch8" chart:values-cell-range-address="Sheet1.B2:Sheet1.B19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.01">
                <text:p>0</text:p>
                <draw:g>
                  <svg:desc>Sheet1.A2:Sheet1.A19</svg:desc>
                </draw:g>
              </table:table-cell>
              <table:table-cell office:value-type="float" office:value="0.830993907385205">
                <text:p>0.830993907385205</text:p>
                <draw:g>
                  <svg:desc>Sheet1.B2:Sheet1.B19</svg:desc>
                </draw:g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817153497252652">
                <text:p>0.81715349725265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808571466532386">
                <text:p>0.808571466532386</text:p>
              </table:table-cell>
            </table:table-row>
            <table:table-row>
              <table:table-cell office:value-type="float" office:value="0.025">
                <text:p>0</text:p>
              </table:table-cell>
              <table:table-cell office:value-type="float" office:value="0.801833792262048">
                <text:p>0.801833792262048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797885641256992">
                <text:p>0.797885641256992</text:p>
              </table:table-cell>
            </table:table-row>
            <table:table-row>
              <table:table-cell office:value-type="float" office:value="0.035">
                <text:p>0</text:p>
              </table:table-cell>
              <table:table-cell office:value-type="float" office:value="0.793775197944431">
                <text:p>0.79377519794443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791415388519766">
                <text:p>0.791415388519766</text:p>
              </table:table-cell>
            </table:table-row>
            <table:table-row>
              <table:table-cell office:value-type="float" office:value="0.045">
                <text:p>0</text:p>
              </table:table-cell>
              <table:table-cell office:value-type="float" office:value="0.790436668339258">
                <text:p>0.790436668339258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.790321358586532">
                <text:p>0.790321358586532</text:p>
              </table:table-cell>
            </table:table-row>
            <table:table-row>
              <table:table-cell office:value-type="float" office:value="0.055">
                <text:p>0</text:p>
              </table:table-cell>
              <table:table-cell office:value-type="float" office:value="0.790726553126512">
                <text:p>0.790726553126512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0.791439802527535">
                <text:p>0.791439802527535</text:p>
              </table:table-cell>
            </table:table-row>
            <table:table-row>
              <table:table-cell office:value-type="float" office:value="0.065">
                <text:p>0</text:p>
              </table:table-cell>
              <table:table-cell office:value-type="float" office:value="0.793016616384408">
                <text:p>0.793016616384408</text:p>
              </table:table-cell>
            </table:table-row>
            <table:table-row>
              <table:table-cell office:value-type="float" office:value="0.07">
                <text:p>0</text:p>
              </table:table-cell>
              <table:table-cell office:value-type="float" office:value="0.795083270254898">
                <text:p>0.795083270254898</text:p>
              </table:table-cell>
            </table:table-row>
            <table:table-row>
              <table:table-cell office:value-type="float" office:value="0.075">
                <text:p>0</text:p>
              </table:table-cell>
              <table:table-cell office:value-type="float" office:value="0.797061792393941">
                <text:p>0.797061792393941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0.800062457660324">
                <text:p>0.800062457660324</text:p>
              </table:table-cell>
            </table:table-row>
            <table:table-row>
              <table:table-cell office:value-type="float" office:value="0.085">
                <text:p>0</text:p>
              </table:table-cell>
              <table:table-cell office:value-type="float" office:value="0.802808516007562">
                <text:p>0.802808516007562</text:p>
              </table:table-cell>
            </table:table-row>
            <table:table-row>
              <table:table-cell office:value-type="float" office:value="0.09">
                <text:p>0</text:p>
              </table:table-cell>
              <table:table-cell office:value-type="float" office:value="0.806290751083721">
                <text:p>0.806290751083721</text:p>
              </table:table-cell>
            </table:table-row>
            <table:table-row>
              <table:table-cell office:value-type="float" office:value="0.095">
                <text:p>0</text:p>
              </table:table-cell>
              <table:table-cell office:value-type="float" office:value="0.809587477728896">
                <text:p>0.8095874777288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